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20.426cm" fo:margin-left="-2.302cm"/>
    </style:style>
    <style:style style:name="Column1" style:family="table-column">
      <style:table-column-properties style:column-width="4.868cm"/>
    </style:style>
    <style:style style:name="Column2" style:family="table-column">
      <style:table-column-properties style:column-width="3.122cm"/>
    </style:style>
    <style:style style:name="Column3" style:family="table-column">
      <style:table-column-properties style:column-width="5.239cm"/>
    </style:style>
    <style:style style:name="Column4" style:family="table-column">
      <style:table-column-properties style:column-width="3.545cm"/>
    </style:style>
    <style:style style:name="Column5" style:family="table-column">
      <style:table-column-properties style:column-width="3.6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st</text:span><text:span text:style-name="T1_2"><text:s/></text:span><text:span text:style-name="T1_3">Spezifikationen</text:span><text:span text:style-name="T1_4"><text:s/>[</text:span><text:span text:style-name="T1_5">Restaumania</text:span><text:span text:style-name="T1_6">]</text:span></text:p>
      <text:p text:style-name="P2"/>
      <text:p text:style-name="P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4"><text:span text:style-name="T4_1">Ressource</text:span></text:p>
          </table:table-cell>
          <table:table-cell table:style-name="Cell2">
            <text:p text:style-name="P5"><text:span text:style-name="T5_1">HTTP</text:span><text:span text:style-name="T5_2">-</text:span><text:span text:style-name="T5_3">Methode</text:span></text:p>
          </table:table-cell>
          <table:table-cell table:style-name="Cell3">
            <text:p text:style-name="P6"><text:span text:style-name="T6_1">Semantik</text:span></text:p>
          </table:table-cell>
          <table:table-cell table:style-name="Cell4">
            <text:p text:style-name="P7"><text:span text:style-name="T7_1">content</text:span><text:span text:style-name="T7_2">-</text:span><text:span text:style-name="T7_3">type</text:span><text:span text:style-name="T7_4"><text:s/>(</text:span><text:span text:style-name="T7_5">req</text:span><text:span text:style-name="T7_6">)</text:span></text:p>
          </table:table-cell>
          <table:table-cell table:style-name="Cell5">
            <text:p text:style-name="P8"><text:span text:style-name="T8_1">content</text:span><text:span text:style-name="T8_2">-</text:span><text:span text:style-name="T8_3">type</text:span><text:span text:style-name="T8_4"><text:s/>(</text:span><text:span text:style-name="T8_5">res</text:span><text:span text:style-name="T8_6">)</text:span></text:p>
          </table:table-cell>
        </table:table-row>
        <table:table-row table:style-name="Row2">
          <table:table-cell table:style-name="Cell6">
            <text:p text:style-name="P9"><text:span text:style-name="T9_1">/</text:span><text:span text:style-name="T9_2">about</text:span></text:p>
          </table:table-cell>
          <table:table-cell table:style-name="Cell7">
            <text:p text:style-name="P10"><text:span text:style-name="T10_1">GET</text:span></text:p>
          </table:table-cell>
          <table:table-cell table:style-name="Cell8">
            <text:p text:style-name="P11"><text:span text:style-name="T11_1">Liefern</text:span><text:span text:style-name="T11_2"><text:s/></text:span><text:span text:style-name="T11_3">einer</text:span><text:span text:style-name="T11_4"><text:s/></text:span><text:span text:style-name="T11_5">Information</text:span></text:p>
          </table:table-cell>
          <table:table-cell table:style-name="Cell9">
            <text:p text:style-name="P12"><text:span text:style-name="T12_1">text</text:span><text:span text:style-name="T12_2">/</text:span><text:span text:style-name="T12_3">plain</text:span></text:p>
          </table:table-cell>
          <table:table-cell table:style-name="Cell10">
            <text:p text:style-name="P13"><text:span text:style-name="T13_1">text</text:span><text:span text:style-name="T13_2">/</text:span><text:span text:style-name="T13_3">plain</text:span></text:p>
          </table:table-cell>
        </table:table-row>
        <table:table-row table:style-name="Row3">
          <table:table-cell table:style-name="Cell11">
            <text:p text:style-name="P14"><text:span text:style-name="T14_1">/</text:span><text:span text:style-name="T14_2">users</text:span><text:span text:style-name="T14_3">/:</text:span><text:span text:style-name="T14_4">nickname</text:span></text:p>
          </table:table-cell>
          <table:table-cell table:style-name="Cell12">
            <text:p text:style-name="P15"><text:span text:style-name="T15_1">GET</text:span></text:p>
          </table:table-cell>
          <table:table-cell table:style-name="Cell13">
            <text:p text:style-name="P16"><text:span text:style-name="T16_1">Userprofil</text:span><text:span text:style-name="T16_2">(</text:span><text:span text:style-name="T16_3">e</text:span><text:span text:style-name="T16_4">)<text:s/></text:span><text:span text:style-name="T16_5">liefern</text:span></text:p>
          </table:table-cell>
          <table:table-cell table:style-name="Cell14">
            <text:p text:style-name="P17"><text:span text:style-name="T17_1">text</text:span><text:span text:style-name="T17_2">/</text:span><text:span text:style-name="T17_3">plain</text:span></text:p>
          </table:table-cell>
          <table:table-cell table:style-name="Cell15">
            <text:p text:style-name="P18"><text:span text:style-name="T18_1">application</text:span><text:span text:style-name="T18_2">/</text:span><text:span text:style-name="T18_3">json</text:span></text:p>
          </table:table-cell>
        </table:table-row>
        <table:table-row table:style-name="Row4">
          <table:table-cell table:style-name="Cell16">
            <text:p text:style-name="P19"><text:span text:style-name="T19_1">/</text:span><text:span text:style-name="T19_2">users</text:span><text:span text:style-name="T19_3">/:</text:span><text:span text:style-name="T19_4">user</text:span><text:span text:style-name="T19_5">_</text:span><text:span text:style-name="T19_6">id</text:span></text:p>
          </table:table-cell>
          <table:table-cell table:style-name="Cell17">
            <text:p text:style-name="P20"><text:span text:style-name="T20_1">GET</text:span></text:p>
          </table:table-cell>
          <table:table-cell table:style-name="Cell18">
            <text:p text:style-name="P21"><text:span text:style-name="T21_1">Userprofil</text:span><text:span text:style-name="T21_2"><text:s/></text:span><text:span text:style-name="T21_3">liefern</text:span></text:p>
          </table:table-cell>
          <table:table-cell table:style-name="Cell19">
            <text:p text:style-name="P22"><text:span text:style-name="T22_1">text</text:span><text:span text:style-name="T22_2">/</text:span><text:span text:style-name="T22_3">plain</text:span></text:p>
          </table:table-cell>
          <table:table-cell table:style-name="Cell20">
            <text:p text:style-name="P23"><text:span text:style-name="T23_1">application</text:span><text:span text:style-name="T23_2">/</text:span><text:span text:style-name="T23_3">json</text:span></text:p>
          </table:table-cell>
        </table:table-row>
        <table:table-row table:style-name="Row5">
          <table:table-cell table:style-name="Cell21">
            <text:p text:style-name="P24"><text:span text:style-name="T24_1">/</text:span><text:span text:style-name="T24_2">users</text:span><text:span text:style-name="T24_3">/</text:span></text:p>
          </table:table-cell>
          <table:table-cell table:style-name="Cell22">
            <text:p text:style-name="P25"><text:span text:style-name="T25_1">POST</text:span></text:p>
          </table:table-cell>
          <table:table-cell table:style-name="Cell23">
            <text:p text:style-name="P26"><text:span text:style-name="T26_1">Einfügen</text:span><text:span text:style-name="T26_2"><text:s/></text:span><text:span text:style-name="T26_3">eines</text:span><text:span text:style-name="T26_4"><text:s/></text:span><text:span text:style-name="T26_5">neuen</text:span><text:span text:style-name="T26_6"><text:s/></text:span><text:span text:style-name="T26_7">Users</text:span></text:p>
          </table:table-cell>
          <table:table-cell table:style-name="Cell24">
            <text:p text:style-name="P27"><text:span text:style-name="T27_1">application</text:span><text:span text:style-name="T27_2">/</text:span><text:span text:style-name="T27_3">json</text:span></text:p>
          </table:table-cell>
          <table:table-cell table:style-name="Cell25">
            <text:p text:style-name="P28"><text:span text:style-name="T28_1">application</text:span><text:span text:style-name="T28_2">/</text:span><text:span text:style-name="T28_3">json</text:span></text:p>
          </table:table-cell>
        </table:table-row>
        <table:table-row table:style-name="Row6">
          <table:table-cell table:style-name="Cell26">
            <text:p text:style-name="P29"><text:span text:style-name="T29_1">/</text:span><text:span text:style-name="T29_2">users</text:span><text:span text:style-name="T29_3">/:</text:span><text:span text:style-name="T29_4">nickname</text:span></text:p>
          </table:table-cell>
          <table:table-cell table:style-name="Cell27">
            <text:p text:style-name="P30"><text:span text:style-name="T30_1">PUT</text:span></text:p>
          </table:table-cell>
          <table:table-cell table:style-name="Cell28">
            <text:p text:style-name="P31"><text:span text:style-name="T31_1">Kundenprofil</text:span><text:span text:style-name="T31_2"><text:s/></text:span><text:span text:style-name="T31_3">updaten</text:span></text:p>
          </table:table-cell>
          <table:table-cell table:style-name="Cell29">
            <text:p text:style-name="P32"><text:span text:style-name="T32_1">application</text:span><text:span text:style-name="T32_2">/</text:span><text:span text:style-name="T32_3">json</text:span></text:p>
          </table:table-cell>
          <table:table-cell table:style-name="Cell30">
            <text:p text:style-name="P33"><text:span text:style-name="T33_1">text</text:span><text:span text:style-name="T33_2">/</text:span><text:span text:style-name="T33_3">json</text:span></text:p>
          </table:table-cell>
        </table:table-row>
        <table:table-row table:style-name="Row7">
          <table:table-cell table:style-name="Cell31">
            <text:p text:style-name="P34"><text:span text:style-name="T34_1">/</text:span><text:span text:style-name="T34_2">restaurant</text:span><text:span text:style-name="T34_3">/</text:span></text:p>
          </table:table-cell>
          <table:table-cell table:style-name="Cell32">
            <text:p text:style-name="P35"><text:span text:style-name="T35_1">POST</text:span></text:p>
          </table:table-cell>
          <table:table-cell table:style-name="Cell33">
            <text:p text:style-name="P36"><text:span text:style-name="T36_1">Restaurantprofil</text:span><text:span text:style-name="T36_2"><text:s/></text:span><text:span text:style-name="T36_3">erstellen</text:span></text:p>
          </table:table-cell>
          <table:table-cell table:style-name="Cell34">
            <text:p text:style-name="P37"><text:span text:style-name="T37_1">application</text:span><text:span text:style-name="T37_2">/</text:span><text:span text:style-name="T37_3">json</text:span></text:p>
          </table:table-cell>
          <table:table-cell table:style-name="Cell35">
            <text:p text:style-name="P38"><text:span text:style-name="T38_1">application</text:span><text:span text:style-name="T38_2">/</text:span><text:span text:style-name="T38_3">json</text:span></text:p>
          </table:table-cell>
        </table:table-row>
        <table:table-row table:style-name="Row8">
          <table:table-cell table:style-name="Cell36">
            <text:p text:style-name="P39"><text:span text:style-name="T39_1">/</text:span><text:span text:style-name="T39_2">restaurant</text:span><text:span text:style-name="T39_3">/:</text:span><text:span text:style-name="T39_4">name</text:span></text:p>
          </table:table-cell>
          <table:table-cell table:style-name="Cell37">
            <text:p text:style-name="P40"><text:span text:style-name="T40_1">GET</text:span></text:p>
          </table:table-cell>
          <table:table-cell table:style-name="Cell38">
            <text:p text:style-name="P41"><text:span text:style-name="T41_1">Restaurantprofil</text:span><text:span text:style-name="T41_2">(</text:span><text:span text:style-name="T41_3">e</text:span><text:span text:style-name="T41_4">)<text:s/></text:span><text:span text:style-name="T41_5">liefern</text:span></text:p>
          </table:table-cell>
          <table:table-cell table:style-name="Cell39">
            <text:p text:style-name="P42"><text:span text:style-name="T42_1">text</text:span><text:span text:style-name="T42_2">/</text:span><text:span text:style-name="T42_3">plain</text:span></text:p>
          </table:table-cell>
          <table:table-cell table:style-name="Cell40">
            <text:p text:style-name="P43"><text:span text:style-name="T43_1">application</text:span><text:span text:style-name="T43_2">/</text:span><text:span text:style-name="T43_3">json</text:span></text:p>
          </table:table-cell>
        </table:table-row>
        <table:table-row table:style-name="Row9">
          <table:table-cell table:style-name="Cell41">
            <text:p text:style-name="P44"><text:span text:style-name="T44_1">/</text:span><text:span text:style-name="T44_2">restaurant</text:span><text:span text:style-name="T44_3">/:</text:span><text:span text:style-name="T44_4">restaurant</text:span><text:span text:style-name="T44_5">_</text:span><text:span text:style-name="T44_6">id</text:span></text:p>
          </table:table-cell>
          <table:table-cell table:style-name="Cell42">
            <text:p text:style-name="P45"><text:span text:style-name="T45_1">GET</text:span></text:p>
          </table:table-cell>
          <table:table-cell table:style-name="Cell43">
            <text:p text:style-name="P46"><text:span text:style-name="T46_1">Restaurantprofil</text:span><text:span text:style-name="T46_2"><text:s/></text:span><text:span text:style-name="T46_3">liefern</text:span></text:p>
          </table:table-cell>
          <table:table-cell table:style-name="Cell44">
            <text:p text:style-name="P47"><text:span text:style-name="T47_1">text</text:span><text:span text:style-name="T47_2">/</text:span><text:span text:style-name="T47_3">plain</text:span></text:p>
          </table:table-cell>
          <table:table-cell table:style-name="Cell45">
            <text:p text:style-name="P48"><text:span text:style-name="T48_1">application</text:span><text:span text:style-name="T48_2">/</text:span><text:span text:style-name="T48_3">json</text:span></text:p>
          </table:table-cell>
        </table:table-row>
        <table:table-row table:style-name="Row10">
          <table:table-cell table:style-name="Cell46">
            <text:p text:style-name="P49"><text:span text:style-name="T49_1">/</text:span><text:span text:style-name="T49_2">menu</text:span><text:span text:style-name="T49_3">/:</text:span><text:span text:style-name="T49_4">restaurant</text:span><text:span text:style-name="T49_5">_</text:span><text:span text:style-name="T49_6">id</text:span></text:p>
          </table:table-cell>
          <table:table-cell table:style-name="Cell47">
            <text:p text:style-name="P50"><text:span text:style-name="T50_1">GET</text:span></text:p>
          </table:table-cell>
          <table:table-cell table:style-name="Cell48">
            <text:p text:style-name="P51"><text:span text:style-name="T51_1">Speisekarte</text:span><text:span text:style-name="T51_2"><text:s/></text:span><text:span text:style-name="T51_3">abrufen</text:span></text:p>
          </table:table-cell>
          <table:table-cell table:style-name="Cell49">
            <text:p text:style-name="P52"><text:span text:style-name="T52_1">text</text:span><text:span text:style-name="T52_2">/</text:span><text:span text:style-name="T52_3">plain</text:span></text:p>
          </table:table-cell>
          <table:table-cell table:style-name="Cell50">
            <text:p text:style-name="P53"><text:span text:style-name="T53_1">application</text:span><text:span text:style-name="T53_2">/</text:span><text:span text:style-name="T53_3">json</text:span></text:p>
          </table:table-cell>
        </table:table-row>
        <table:table-row table:style-name="Row11">
          <table:table-cell table:style-name="Cell51">
            <text:p text:style-name="P54"><text:span text:style-name="T54_1">/</text:span><text:span text:style-name="T54_2">menu</text:span><text:span text:style-name="T54_3">/</text:span></text:p>
          </table:table-cell>
          <table:table-cell table:style-name="Cell52">
            <text:p text:style-name="P55"><text:span text:style-name="T55_1">POST</text:span></text:p>
          </table:table-cell>
          <table:table-cell table:style-name="Cell53">
            <text:p text:style-name="P56"><text:span text:style-name="T56_1">Speisekarte</text:span><text:span text:style-name="T56_2"><text:s/></text:span><text:span text:style-name="T56_3">erstellen</text:span></text:p>
          </table:table-cell>
          <table:table-cell table:style-name="Cell54">
            <text:p text:style-name="P57"><text:span text:style-name="T57_1">application</text:span><text:span text:style-name="T57_2">/</text:span><text:span text:style-name="T57_3">json</text:span></text:p>
          </table:table-cell>
          <table:table-cell table:style-name="Cell55">
            <text:p text:style-name="P58"><text:span text:style-name="T58_1">application</text:span><text:span text:style-name="T58_2">/</text:span><text:span text:style-name="T58_3">jso</text:span></text:p>
          </table:table-cell>
        </table:table-row>
        <table:table-row table:style-name="Row12">
          <table:table-cell table:style-name="Cell56">
            <text:p text:style-name="P59"><text:span text:style-name="T59_1">/</text:span><text:span text:style-name="T59_2">menu</text:span><text:span text:style-name="T59_3">/:</text:span><text:span text:style-name="T59_4">restaurant</text:span><text:span text:style-name="T59_5">_</text:span><text:span text:style-name="T59_6">id</text:span></text:p>
          </table:table-cell>
          <table:table-cell table:style-name="Cell57">
            <text:p text:style-name="P60"><text:span text:style-name="T60_1">PUT</text:span></text:p>
          </table:table-cell>
          <table:table-cell table:style-name="Cell58">
            <text:p text:style-name="P61"><text:span text:style-name="T61_1">Speisekarte</text:span><text:span text:style-name="T61_2"><text:s/></text:span><text:span text:style-name="T61_3">updaten</text:span></text:p>
          </table:table-cell>
          <table:table-cell table:style-name="Cell59">
            <text:p text:style-name="P62"><text:span text:style-name="T62_1">application</text:span><text:span text:style-name="T62_2">/</text:span><text:span text:style-name="T62_3">json</text:span></text:p>
          </table:table-cell>
          <table:table-cell table:style-name="Cell60">
            <text:p text:style-name="P63"><text:span text:style-name="T63_1">text</text:span><text:span text:style-name="T63_2">/</text:span><text:span text:style-name="T63_3">json</text:span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